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6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Não há certezas, apenas oportunidades.”(V de Vingança)</text:span></text:p>
      <text:p text:style-name="Standard">“<text:span text:style-name="T1">Diga ‘olá’ para o meu pequeno amigo!”(Scarfac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20:52.677158417</meta:creation-date>
    <dc:date>2023-02-09T13:22:22.704302083</dc:date>
    <meta:editing-duration>PT1M30S</meta:editing-duration>
    <meta:editing-cycles>1</meta:editing-cycles>
    <meta:document-statistic meta:table-count="0" meta:image-count="0" meta:object-count="0" meta:page-count="1" meta:paragraph-count="2" meta:word-count="14" meta:character-count="103" meta:non-whitespace-character-count="91"/>
    <meta:generator>LibreOffice/7.3.7.2$Linux_X86_64 LibreOffice_project/30$Build-2</meta:generator>
  </office:meta>
</office:document-meta>
</file>